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5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1.8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" fo:font-size="18pt"/>
    </style:style>
    <style:style style:name="P3" style:family="paragraph">
      <style:text-properties fo:font-size="24pt" fo:font-weight="bold"/>
    </style:style>
    <style:style style:name="P4" style:family="paragraph">
      <style:paragraph-properties fo:text-align="justify"/>
      <style:text-properties style:font-name="Times New Roman" fo:font-size="18pt" style:font-name-complex="Times New Roman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complex="Times New Roman" style:font-weight-complex="bold"/>
    </style:style>
    <style:style style:name="T3" style:family="text">
      <style:text-properties style:font-size-asian="18pt" style:font-size-complex="18pt"/>
    </style:style>
    <style:style style:name="T4" style:family="text">
      <style:text-properties style:text-position="sub 58%" style:font-name="Times New Roman" style:font-size-asian="18pt" style:font-name-complex="Times New Roman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3.527cm" presentation:class="title" presentation:user-transformed="true">
          <draw:text-box>
            <text:p><text:span text:style-name="T1">ANALYSE DE DONNÉES</text:span><text:span text:style-name="T1"><text:line-break/></text:span><text:span text:style-name="T1">INF232</text:span> </text:p>
          </draw:text-box>
        </draw:frame>
        <draw:frame presentation:style-name="pr2" draw:text-style-name="P1" draw:layer="layout" svg:width="25.199cm" svg:height="5.319cm" svg:x="1.4cm" svg:y="7.5cm" presentation:class="subtitle" presentation:user-transformed="true">
          <draw:text-box>
            <text:p>RÉGRESSION LINÉAIRE SIMPLE :</text:p>
            <text:p>Cas des erreurs gaussienn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Introduction</text:span></text:p>
              </text:list-item>
              <text:list-item>
                <text:p text:style-name="P2"><text:span text:style-name="T2">Estimateur du maximum de vraisemblance</text:span></text:p>
              </text:list-item>
              <text:list-item>
                <text:p text:style-name="P2"><text:span text:style-name="T2">Lois usuelles </text:span></text:p>
              </text:list-item>
              <text:list-item>
                <text:p text:style-name="P2"><text:span text:style-name="T2">Loi des estimateurs </text:span></text:p>
              </text:list-item>
              <text:list-item>
                <text:p text:style-name="P2"><text:span text:style-name="T2">Intervalles de confiance</text:span></text:p>
              </text:list-item>
              <text:list-item>
                <text:p text:style-name="P2"><text:span text:style-name="T2">Validation du modèle</text:span></text:p>
              </text:list-item>
              <text:list-item>
                <text:p text:style-name="P2"><text:span text:style-name="T2">Prévision</text:span></text:p>
              </text:list-item>
              <text:list-item>
                <text:p text:style-name="P2"><text:span text:style-name="T2">Cas pratiqu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3" draw:layer="layout" svg:width="25.199cm" svg:height="1.872cm" svg:x="1.4cm" svg:y="0.628cm" presentation:class="title" presentation:user-transformed="true">
          <draw:text-box>
            <text:p text:style-name="P3">Introduction</text:p>
          </draw:text-box>
        </draw:frame>
        <draw:frame presentation:style-name="pr5" draw:text-style-name="P4" draw:layer="layout" svg:width="25.199cm" svg:height="10.319cm" svg:x="1.801cm" svg:y="2.681cm" presentation:class="outline" presentation:user-transformed="true">
          <draw:text-box>
            <text:p text:style-name="P4"><text:span text:style-name="T3">Mieux que les expressions des estimateurs et des variances pour la régression linéaire, la </text:span><text:span text:style-name="T3">connaissance de lois permet de retrouver leur région de confiance et ainsi effectuer des tests </text:span><text:span text:style-name="T3">d’hypothèses. Le but ici est de pouvoir généraliser les estimations faites sur notre échantillon à la </text:span><text:span text:style-name="T3">population et ainsi voir si notre modèle de régression linéaire peut être extrapolé ou généralisé à </text:span><text:span text:style-name="T3">la population. </text:span></text:p>
            <text:p text:style-name="P4"><text:span text:style-name="T3">Tout d’abord faisons les hypothèses suivantes : </text:span></text:p>
            <text:p text:style-name="P4"><text:span text:style-name="T3">Le modèle de régression linéaire simple devient un modèle paramétrique à paramètre (). La loi de </text:span><text:span text:style-name="T4"><text:s text:c="2"/></text:span><text:span text:style-name="T3">étant connue, les lois des <text:s/>deviennent <text:s/>et les </text:span><text:span text:style-name="T4"><text:s/></text:span><text:span text:style-name="T3">sont mutuellement indépendantes. </text:span></text:p>
          </draw:text-box>
        </draw:frame>
        <draw:frame draw:style-name="gr2" draw:text-style-name="P5" draw:layer="layout" svg:width="6.328cm" svg:height="1.246cm" svg:x="14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1.549cm" svg:height="0.59cm" svg:x="22.643cm" svg:y="7.44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aakar" svg:font-family="aakar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true" style:font-name-asian="F" style:font-family-generic-asian="roman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  <style:text-properties fo:font-weight="normal" style:font-weight-complex="normal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Contenu_20_de_20_cadre" style:display-name="Contenu de cadre" style:family="graphic">
      <style:paragraph-properties fo:margin-top="0cm" fo:margin-bottom="0.497cm" fo:line-height="108%"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2" style:font-family-complex="'Lohit Devanagari'"/>
    </style:style>
    <style:style style:name="Légende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fo:text-align="start" style:text-autospace="none"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4:17:02.621470106</meta:creation-date>
    <dc:date>2023-06-03T14:32:07.447269955</dc:date>
    <meta:editing-duration>PT1M11S</meta:editing-duration>
    <meta:editing-cycles>1</meta:editing-cycles>
    <meta:document-statistic meta:object-count="39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fence="true" form="prefix" stretchy="true">(</mo>
                  <mrow>
                    <mrow>
                      <mi>H</mi>
                      <mn>1</mn>
                    </mrow>
                  </mrow>
                  <mo fence="true" form="postfix" stretchy="true">)</mo>
                </mrow>
                <mi mathvariant="normal">:</mi>
                <msub>
                  <mi>ԑ</mi>
                  <mi>i</mi>
                </msub>
                <mi>↝</mi>
                <mi>N</mi>
                <mrow>
                  <mo fence="true" form="prefix" stretchy="false">(</mo>
                  <mrow>
                    <mn>0,1</mn>
                  </mrow>
                  <mo fence="true" form="postfix" stretchy="false">)</mo>
                </mrow>
              </mrow>
            </mtd>
          </mtr>
          <mtr>
            <mtd>
              <mrow>
                <mrow>
                  <mo fence="true" form="prefix" stretchy="true">(</mo>
                  <mrow>
                    <mrow>
                      <mi>H</mi>
                      <mn>2</mn>
                    </mrow>
                  </mrow>
                  <mo fence="true" form="postfix" stretchy="true">)</mo>
                </mrow>
                <mi mathvariant="normal">:</mi>
                <msub>
                  <mi>ԑ</mi>
                  <mi>i</mi>
                </msub>
                <mi mathvariant="italic">mutuellement</mi>
                <mi mathvariant="italic">indépendantes</mi>
              </mrow>
            </mtd>
          </mtr>
        </mtable>
      </mrow>
    </mrow>
    <annotation encoding="StarMath 5.0">left lbrace stack { left (H1 right ) :  {ԑ} rsub {i}  ↝N(0,1) # left (H2 right ) :  {ԑ} rsub {i}  mutuellement indépendantes   } right none</annotation>
  </semantics>
</math>
</file>

<file path=Object 2/content.xml><?xml version="1.0" encoding="utf-8"?>
<math xmlns="http://www.w3.org/1998/Math/MathML" display="block">
  <semantics>
    <mrow>
      <msub>
        <mi>β</mi>
        <mn>1</mn>
      </msub>
      <msub>
        <mrow>
          <mi>,</mi>
          <mi>β</mi>
        </mrow>
        <mn>2</mn>
      </msub>
      <mi>,</mi>
      <msup>
        <mi>σ</mi>
        <mn>2</mn>
      </msup>
    </mrow>
    <annotation encoding="StarMath 5.0">{β} rsub {1} {,β} rsub {2} , {σ} ^ {2}</annotation>
  </semantics>
</math>
</file>